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me</text:h>
      <text:p text:style-name="Standard">Escape</text:p>
      <text:p text:style-name="Text_20_body"/>
      <text:h text:style-name="Heading_20_1" text:outline-level="1">Want</text:h>
      <text:list xml:id="list3702790511082480525" text:style-name="L1">
        <text:list-item>
          <text:p text:style-name="P1">Breaking out of prison</text:p>
        </text:list-item>
        <text:list-item>
          <text:p text:style-name="P1">Variety of places to escape from</text:p>
        </text:list-item>
        <text:list-item>
          <text:p text:style-name="P1">Autonomous agents that do their own stuff</text:p>
        </text:list-item>
        <text:list-item>
          <text:p text:style-name="P1">Things that make escaping easier</text:p>
        </text:list-item>
        <text:list-item>
          <text:p text:style-name="P1">Things that make escaping difficult</text:p>
        </text:list-item>
        <text:list-item>
          <text:p text:style-name="P1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<text:soft-page-break/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New concept:</text:p>
      <text:p text:style-name="Text_20_body">Make them kinda smart - by default they will try to follow orders or do whatever an item makes them do, but if they got nothing better to do they will switch to idle mode.</text:p>
      <text:p text:style-name="Text_20_body"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<text:soft-page-break/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h text:style-name="Heading_20_2" text:outline-level="2"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p text:style-name="Text_20_body">Re-using the built in functionality of Control nodes for this seems logical.</text:p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8M38S</meta:editing-duration>
    <meta:editing-cycles>16</meta:editing-cycles>
    <meta:generator>OpenOffice/4.1.13$Win32 OpenOffice.org_project/4113m1$Build-9810</meta:generator>
    <dc:date>2024-02-10T22:48:28.21</dc:date>
    <dc:creator>Jakub </dc:creator>
    <meta:document-statistic meta:table-count="0" meta:image-count="0" meta:object-count="0" meta:page-count="3" meta:paragraph-count="68" meta:word-count="969" meta:character-count="5125"/>
    <meta:user-defined meta:name="Info 1"/>
    <meta:user-defined meta:name="Info 2"/>
    <meta:user-defined meta:name="Info 3"/>
    <meta:user-defined meta:name="Info 4"/>
  </office:meta>
</office:document-meta>
</file>